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2.2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Navigation states</text:p>
          </table:table-cell>
          <table:table-cell office:value-type="string">
            <text:p>Inpu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DLE</text:p>
          </table:table-cell>
          <table:table-cell office:value-type="string">
            <text:p>User select Destinatio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CKING_ONLY</text:p>
          </table:table-cell>
          <table:table-cell office:value-type="string">
            <text:p>User select auto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TO_MODE</text:p>
          </table:table-cell>
          <table:table-cell office:value-type="string">
            <text:p>User press manual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BOT_LOST</text:p>
          </table:table-cell>
          <table:table-cell office:value-type="string">
            <text:p>Robot Los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NUAL_MODE</text:p>
          </table:table-cell>
          <table:table-cell office:value-type="string">
            <text:p>Robot reach destination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2" office:value-type="string">
            <text:p>S.No</text:p>
          </table:table-cell>
          <table:table-cell table:style-name="ce3" office:value-type="string">
            <text:p>Current state</text:p>
          </table:table-cell>
          <table:table-cell table:style-name="ce2" office:value-type="string">
            <text:p>UI</text:p>
          </table:table-cell>
          <table:table-cell table:style-name="ce2" office:value-type="string">
            <text:p>Robot</text:p>
          </table:table-cell>
          <table:table-cell table:style-name="ce3" office:value-type="string">
            <text:p>Next state</text:p>
          </table:table-cell>
          <table:table-cell table:style-name="ce3" office:value-type="string">
            <text:p>Typ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D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D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D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ACKING_ON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RACKING_ONL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RACKING_ONL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AUTO_MOD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RACKING_ONL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RACKING_ONL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RACKING_ONL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TO_MOD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UTO_M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UTO_M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TO_M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ROBOT_LOS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UTO_M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UTO_MO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UTO_MO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NUAL_M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NUAL_M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NUAL_M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NUAL_M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NUAL_MOD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NUAL_MOD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RRO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NUAL_MOD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ACKING_ONLY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RROR</text:p>
          </table:table-cell>
          <table:table-cell office:value-type="string">
            <text:p>ERR_UNKNOWN_DESTINATION</text:p>
          </table:table-cell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amB </meta:initial-creator>
    <meta:creation-date>2013-04-18T19:23:46</meta:creation-date>
    <dc:date>2013-04-18T20:01:25</dc:date>
    <dc:creator>TeamB </dc:creator>
    <meta:editing-duration>PT6M59S</meta:editing-duration>
    <meta:editing-cycles>2</meta:editing-cycles>
    <meta:generator>LibreOffice/3.5$Linux_x86 LibreOffice_project/350m1$Build-2</meta:generator>
    <meta:document-statistic meta:table-count="3" meta:cell-count="183" meta:object-count="0"/>
  </office:meta>
</office:document-meta>
</file>